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97mm"/>
    </style:style>
    <style:style style:name="co2" style:family="table-column">
      <style:table-column-properties fo:break-before="auto" style:column-width="98.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80.0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ime identified</text:p>
          </table:table-cell>
          <table:table-cell office:value-type="string" calcext:value-type="string">
            <text:p>Location Identified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table:style-name="ce3" office:value-type="string" calcext:value-type="string">
            <text:p>late_night</text:p>
          </table:table-cell>
          <table:table-cell office:value-type="string" calcext:value-type="string">
            <text:p>BRTS (Bus Rapid Transit System) route , Akur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nk_driving, Rash_Driving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string" calcext:value-type="string">
            <text:p>Evening (5 pm)</text:p>
          </table:table-cell>
          <table:table-cell office:value-type="string" calcext:value-type="string">
            <text:p>Chena creek bridge, Ghodbunder R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Mukherjee Nagar,New Delhi + Mangolpuri,Rohini,Del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Collision + hit_run, run_over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Tilak nagar, west Del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Essar Petrol pump, Harsaru village, Pataudi roa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table:style-name="ce3" office:value-type="string" calcext:value-type="string">
            <text:p>morning</text:p>
          </table:table-cell>
          <table:table-cell office:value-type="string" calcext:value-type="string">
            <text:p>Sursangda village , Kalavad taluka, Jamnaga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lision , Fall_off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/>
          <table:table-cell office:value-type="string" calcext:value-type="string">
            <text:p><text:s/>West Sahara Avenue east , Decatur Boulev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morning</text:p>
          </table:table-cell>
          <table:table-cell table:style-name="ce3" office:value-type="string" calcext:value-type="string">
            <text:p>Jhotwara area, Jaipu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/>
          <table:table-cell office:value-type="string" calcext:value-type="string">
            <text:p>Moscow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Range Hill Corner, Ganeshkhind Roa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sh_driving, Sleep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office:value-type="string" calcext:value-type="string">
            <text:p>Lacchiwala, Dehradun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table:style-name="ce3" office:value-type="string" calcext:value-type="string">
            <text:p>mangalwar peth area,kolhapu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table:style-name="ce2" office:value-type="date" office:date-value="2017-07-01" calcext:value-type="date">
            <text:p>01/07/17</text:p>
          </table:table-cell>
          <table:table-cell table:style-name="ce3" office:value-type="string" calcext:value-type="string">
            <text:p><text:s/>evening</text:p>
          </table:table-cell>
          <table:table-cell table:style-name="ce3" office:value-type="string" calcext:value-type="string">
            <text:p>Sidhwan Bet, Jagraon, on Saturday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shivdaspura.jaip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office:value-type="string" calcext:value-type="string">
            <text:p>evening (7pm)</text:p>
          </table:table-cell>
          <table:table-cell office:value-type="string" calcext:value-type="string">
            <text:p>Wagholi, Pune-Ahmednagar highw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t_control,collision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l_off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Amravati Road, Nagp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(catt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aruti plant, manesar + old Bilaspur tol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( reports manesar)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hanteshwar village, Jamnagar Ro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/>
          <table:table-cell office:value-type="string" calcext:value-type="string">
            <text:p>Thiruvalangadu, Tiruttan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/>
          <table:table-cell office:value-type="string" calcext:value-type="string">
            <text:p>Bemet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/>
          <table:table-cell office:value-type="string" calcext:value-type="string">
            <text:p>Ramkot belt, Kathua distri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+ Bajna, Naujheel police s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Sleep +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ollow-up of previous report</text:p>
          </table:table-cell>
          <table:table-cell table:number-columns-repeated="7"/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ahadevsthan on NH-30, Maner police station are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 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Ramapir Crossroads, 150-feet Ring Ro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,run_over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achin GID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achin GID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elmaruvathur bypass roa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Damtal area, Kangra distri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office:value-type="string" calcext:value-type="string">
            <text:p>Khanjhawa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Kasarwadavli police station + Mumbra police s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run_over + run_over, hit_ru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elevated ro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elevated ro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Sirhind Canal, Gurthali village, Khan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l_off</text:p>
          </table:table-cell>
        </table:table-row>
        <table:table-row table:style-name="ro1">
          <table:table-cell table:style-name="ce2"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table:style-name="ce3" office:value-type="string" calcext:value-type="string">
            <text:p>Kotputl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table:style-name="ce2" office:value-type="date" office:date-value="2017-07-05" calcext:value-type="date">
            <text:p>05/07/17</text:p>
          </table:table-cell>
          <table:table-cell table:style-name="ce3" office:value-type="string" calcext:value-type="string">
            <text:p>early_morning</text:p>
          </table:table-cell>
          <table:table-cell office:value-type="string" calcext:value-type="string">
            <text:p>Dhalbhumgarh ,Ghatshila sub division, NH-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nkoli naka, Mumbai-Nashik highwa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Arakkona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Avinashi Road, Kovai Medical Centre and Hospit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+ evening</text:p>
          </table:table-cell>
          <table:table-cell office:value-type="string" calcext:value-type="string">
            <text:p>Dera Bassi + Phase 1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table:style-name="ce3" office:value-type="string" calcext:value-type="string">
            <text:p><text:s/>run_over, hit_run + lost_control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Najafga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( reports manesa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Rajiv Chowk on the Gurgaon-Delhi expressway, naharpu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Koyambedu bus termin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Chhuchakwas-Gwalison road, Maraut village, Jhaj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Collisio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Chhuchakwas-Gwalison road, Maraut village, Jhaj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Collisio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Jharoda villag ,Baba Haridass Na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gument inciting mob voilence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Vastavdi village, Sayla-Limbdi highway, Surendranag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ahavir Hall on Ajwa Roa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Sector 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rash_driving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Chinchbhuvan Brid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West Midnapore's Gurgurip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rash_driving, hit_ru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table:style-name="ce3" office:value-type="string" calcext:value-type="string">
            <text:p>afternoon</text:p>
          </table:table-cell>
          <table:table-cell table:style-name="ce3" office:value-type="string" calcext:value-type="string">
            <text:p>sewage treatment plant (STP) in Roopnagar Colony, Badhi Majra area,Yamunanagar district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njari near Hadapsar on the Pune-Solapur highw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 + early_morning</text:p>
          </table:table-cell>
          <table:table-cell office:value-type="string" calcext:value-type="string">
            <text:p>Sadlpur-Churu road + Shahpura in Jaipur rural</text:p>
          </table:table-cell>
          <table:table-cell table:number-columns-repeated="2"/>
          <table:table-cell office:value-type="string" calcext:value-type="string">
            <text:p>3 + 1</text:p>
          </table:table-cell>
          <table:table-cell office:value-type="string" calcext:value-type="string">
            <text:p>0+1</text:p>
          </table:table-cell>
          <table:table-cell office:value-type="string" calcext:value-type="string">
            <text:p>lost_control + run_over, hit_ru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Garh Road, Hapu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hanupur Kale bypas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Rasulpur, Industrial Area (IA) police station, Dew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st_control, Collision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Adala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Ribandar-Old Goa bypa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Dhamna Shivar on Nagpur-Amravati Roa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etro pillar near Moosapet st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_control, Collision</text:p>
          </table:table-cell>
        </table:table-row>
        <table:table-row table:style-name="ro1">
          <table:table-cell table:style-name="ce2"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araimalainagar, Chengalp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ep, lost_control 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NSG camp gate on NH-8, Manesa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lost_control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awlar bridge Navelim, Bicholi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t_control, fall_off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Green Mosque, Road No. 3, Banjara Hil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Srisailam highwa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ignature Chowk + </text:p>
          </table:table-cell>
          <table:table-cell table:number-columns-repeated="2"/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 + hit_ru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/>
          <table:table-cell office:value-type="string" calcext:value-type="string">
            <text:p>Sunga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Koodalnagar Brid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/>
          <table:table-cell office:value-type="string" calcext:value-type="string">
            <text:p>Asaba Weigh Bridge on the outskirts of Anjar town in Ku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lision, hit_ru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Salt Lak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Adharpura,7km from Danta town in Banaskantha distri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, hit_run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/>
          <table:table-cell office:value-type="string" calcext:value-type="string">
            <text:p>Mottur Valavu on Attur-Thammampatti state highw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aurav Path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Khandala section of the Pune-Mumbai expresswa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l_off, lost_control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eldi Mata temple in Behrampur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University Roa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4" calcext:value-type="date">
            <text:p>1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Railway quarters on Sada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4" calcext:value-type="date">
            <text:p>14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Vallam in Thanjavur distric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table:style-name="Default" office:value-type="string" calcext:value-type="string">
            <text:p>08/07/17 + 14/07/17</text:p>
          </table:table-cell>
          <table:table-cell/>
          <table:table-cell office:value-type="string" calcext:value-type="string">
            <text:p>Ambience mall + Kherki Daula</text:p>
          </table:table-cell>
          <table:table-cell table:number-columns-repeated="2"/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 + hit_run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railway quarters, around 200 meters from Sadar police stati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, Colli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17:32:11.435715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3:55:30.850761931</meta:creation-date>
    <dc:date>2018-09-01T19:19:48.194395648</dc:date>
    <meta:editing-duration>PT53M49S</meta:editing-duration>
    <meta:editing-cycles>13</meta:editing-cycles>
    <meta:generator>LibreOffice/5.1.6.2$Linux_X86_64 LibreOffice_project/10m0$Build-2</meta:generator>
    <meta:document-statistic meta:table-count="1" meta:cell-count="588" meta:object-count="0"/>
  </office:meta>
</office:document-meta>
</file>